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978e9"/>
    </style:style>
    <style:style style:name="P2" style:family="paragraph" style:parent-style-name="Text_20_body">
      <style:paragraph-properties fo:text-align="justify" style:justify-single-word="false"/>
      <style:text-properties officeooo:paragraph-rsid="001987d6"/>
    </style:style>
    <style:style style:name="P3" style:family="paragraph" style:parent-style-name="Text_20_body">
      <style:paragraph-properties fo:text-align="justify" style:justify-single-word="false"/>
      <style:text-properties officeooo:paragraph-rsid="001bab7e"/>
    </style:style>
    <style:style style:name="P4" style:family="paragraph" style:parent-style-name="Text_20_body">
      <style:paragraph-properties fo:text-align="justify" style:justify-single-word="false"/>
      <style:text-properties officeooo:paragraph-rsid="001d4a9e"/>
    </style:style>
    <style:style style:name="P5" style:family="paragraph" style:parent-style-name="Text_20_body">
      <style:paragraph-properties fo:text-align="justify" style:justify-single-word="false"/>
      <style:text-properties officeooo:rsid="00176651" officeooo:paragraph-rsid="00176651"/>
    </style:style>
    <style:style style:name="P6" style:family="paragraph" style:parent-style-name="Text_20_body">
      <style:paragraph-properties fo:text-align="justify" style:justify-single-word="false"/>
      <style:text-properties officeooo:rsid="00179efb" officeooo:paragraph-rsid="00179efb"/>
    </style:style>
    <style:style style:name="P7" style:family="paragraph" style:parent-style-name="Text_20_body">
      <style:paragraph-properties fo:text-align="justify" style:justify-single-word="false"/>
      <style:text-properties style:font-name="Liberation Serif" officeooo:rsid="006e2cee" officeooo:paragraph-rsid="001978e9"/>
    </style:style>
    <style:style style:name="P8" style:family="paragraph" style:parent-style-name="Text_20_body">
      <style:paragraph-properties fo:text-align="justify" style:justify-single-word="false"/>
      <style:text-properties style:font-name="Liberation Serif" officeooo:rsid="006dcb25" officeooo:paragraph-rsid="001978e9"/>
    </style:style>
    <style:style style:name="P9" style:family="paragraph" style:parent-style-name="Text_20_body">
      <style:paragraph-properties fo:text-align="justify" style:justify-single-word="false"/>
      <style:text-properties style:font-name="Liberation Serif" officeooo:rsid="001d4a9e" officeooo:paragraph-rsid="001d4a9e"/>
    </style:style>
    <style:style style:name="P10" style:family="paragraph" style:parent-style-name="Text_20_body">
      <style:paragraph-properties fo:text-align="justify" style:justify-single-word="false"/>
      <style:text-properties officeooo:rsid="001987d6" officeooo:paragraph-rsid="001987d6"/>
    </style:style>
    <style:style style:name="P11" style:family="paragraph" style:parent-style-name="Text_20_body">
      <style:paragraph-properties fo:text-align="justify" style:justify-single-word="false"/>
      <style:text-properties officeooo:rsid="001c7d03" officeooo:paragraph-rsid="001c7d03"/>
    </style:style>
    <style:style style:name="P12" style:family="paragraph" style:parent-style-name="Text_20_body">
      <style:paragraph-properties fo:text-align="justify" style:justify-single-word="false"/>
      <style:text-properties officeooo:rsid="001d4a9e" officeooo:paragraph-rsid="001d4a9e"/>
    </style:style>
    <style:style style:name="P13" style:family="paragraph" style:parent-style-name="Text_20_body">
      <style:text-properties officeooo:rsid="001d4a9e" officeooo:paragraph-rsid="001d4a9e"/>
    </style:style>
    <style:style style:name="P14" style:family="paragraph" style:parent-style-name="Text_20_body">
      <style:text-properties officeooo:paragraph-rsid="001d4a9e"/>
    </style:style>
    <style:style style:name="P15" style:family="paragraph" style:parent-style-name="Text_20_body">
      <style:paragraph-properties fo:margin-top="0in" fo:margin-bottom="0in" loext:contextual-spacing="false" fo:text-align="justify" style:justify-single-word="false"/>
      <style:text-properties style:font-name="Liberation Serif" officeooo:rsid="003762b8" officeooo:paragraph-rsid="001d4a9e"/>
    </style:style>
    <style:style style:name="P16" style:family="paragraph" style:parent-style-name="Text_20_body">
      <style:paragraph-properties fo:margin-top="0in" fo:margin-bottom="0in" loext:contextual-spacing="false" fo:text-align="justify" style:justify-single-word="false"/>
      <style:text-properties style:font-name="Liberation Serif" officeooo:rsid="005dab56" officeooo:paragraph-rsid="001e985c"/>
    </style:style>
    <style:style style:name="P17" style:family="paragraph" style:parent-style-name="Text_20_body">
      <style:paragraph-properties fo:margin-top="0in" fo:margin-bottom="0in" loext:contextual-spacing="false" fo:text-align="justify" style:justify-single-word="false"/>
      <style:text-properties style:font-name="Liberation Serif" officeooo:rsid="00403563" officeooo:paragraph-rsid="001e985c"/>
    </style:style>
    <style:style style:name="P18" style:family="paragraph" style:parent-style-name="Text_20_body">
      <style:paragraph-properties fo:margin-top="0in" fo:margin-bottom="0in" loext:contextual-spacing="false" fo:text-align="justify" style:justify-single-word="false"/>
      <style:text-properties style:font-name="Liberation Serif" officeooo:rsid="0049268e" officeooo:paragraph-rsid="001e985c"/>
    </style:style>
    <style:style style:name="P19" style:family="paragraph" style:parent-style-name="Text_20_body">
      <style:paragraph-properties fo:margin-top="0in" fo:margin-bottom="0in" loext:contextual-spacing="false" fo:text-align="justify" style:justify-single-word="false"/>
      <style:text-properties style:font-name="Liberation Serif" officeooo:rsid="004ada45" officeooo:paragraph-rsid="001e985c"/>
    </style:style>
    <style:style style:name="P20" style:family="paragraph" style:parent-style-name="Text_20_body">
      <style:paragraph-properties fo:margin-top="0in" fo:margin-bottom="0in" loext:contextual-spacing="false" fo:text-align="justify" style:justify-single-word="false"/>
      <style:text-properties style:font-name="Liberation Serif" officeooo:rsid="005bd40d" officeooo:paragraph-rsid="001e985c"/>
    </style:style>
    <style:style style:name="P21" style:family="paragraph" style:parent-style-name="Text_20_body">
      <style:paragraph-properties fo:margin-top="0in" fo:margin-bottom="0in" loext:contextual-spacing="false" fo:text-align="justify" style:justify-single-word="false"/>
      <style:text-properties officeooo:paragraph-rsid="001e985c"/>
    </style:style>
    <style:style style:name="P22"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style:font-name="Liberation Serif" officeooo:rsid="0055cf1f" officeooo:paragraph-rsid="001e985c"/>
    </style:style>
    <style:style style:name="P23"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style:font-name="Liberation Serif" officeooo:rsid="0058ab4f" officeooo:paragraph-rsid="001e985c"/>
    </style:style>
    <style:style style:name="P24"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officeooo:paragraph-rsid="001e985c"/>
    </style:style>
    <style:style style:name="P25"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officeooo:rsid="0058ab4f" officeooo:paragraph-rsid="001e985c"/>
    </style:style>
    <style:style style:name="P26" style:family="paragraph" style:parent-style-name="Title">
      <style:paragraph-properties fo:text-align="start" style:justify-single-word="false"/>
    </style:style>
    <style:style style:name="T1" style:family="text">
      <style:text-properties officeooo:rsid="003a0a5c"/>
    </style:style>
    <style:style style:name="T2" style:family="text">
      <style:text-properties fo:font-weight="bold" officeooo:rsid="003a0a5c" style:font-weight-asian="bold" style:font-weight-complex="bold"/>
    </style:style>
    <style:style style:name="T3" style:family="text">
      <style:text-properties fo:font-weight="bold" officeooo:rsid="0001e959" style:font-weight-asian="bold" style:font-weight-complex="bold"/>
    </style:style>
    <style:style style:name="T4" style:family="text">
      <style:text-properties officeooo:rsid="00179efb"/>
    </style:style>
    <style:style style:name="T5" style:family="text">
      <style:text-properties officeooo:rsid="006dcb25"/>
    </style:style>
    <style:style style:name="T6" style:family="text">
      <style:text-properties style:font-name="Liberation Serif"/>
    </style:style>
    <style:style style:name="T7" style:family="text">
      <style:text-properties style:font-name="Liberation Serif" officeooo:rsid="006dcb25"/>
    </style:style>
    <style:style style:name="T8" style:family="text">
      <style:text-properties style:font-name="Liberation Serif" officeooo:rsid="001987d6"/>
    </style:style>
    <style:style style:name="T9" style:family="text">
      <style:text-properties style:font-name="Liberation Serif" officeooo:rsid="001af1a3"/>
    </style:style>
    <style:style style:name="T10" style:family="text">
      <style:text-properties style:font-name="Liberation Serif" officeooo:rsid="001c7d03"/>
    </style:style>
    <style:style style:name="T11" style:family="text">
      <style:text-properties style:font-name="Liberation Serif" officeooo:rsid="001bab7e"/>
    </style:style>
    <style:style style:name="T12" style:family="text">
      <style:text-properties style:font-name="Liberation Serif" officeooo:rsid="003cd7e8"/>
    </style:style>
    <style:style style:name="T13" style:family="text">
      <style:text-properties style:font-name="Liberation Serif" officeooo:rsid="001d4a9e"/>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3cd7e8" style:font-weight-asian="normal" style:font-weight-complex="normal"/>
    </style:style>
    <style:style style:name="T16" style:family="text">
      <style:text-properties style:font-name="Liberation Serif" fo:font-weight="normal" officeooo:rsid="0049268e" style:font-weight-asian="normal" style:font-weight-complex="normal"/>
    </style:style>
    <style:style style:name="T17" style:family="text">
      <style:text-properties style:font-name="Liberation Serif" officeooo:rsid="0055cf1f"/>
    </style:style>
    <style:style style:name="T18" style:family="text">
      <style:text-properties style:font-name="Liberation Serif" officeooo:rsid="0056f46b"/>
    </style:style>
    <style:style style:name="T19" style:family="text">
      <style:text-properties style:font-name="Liberation Serif" officeooo:rsid="005817df"/>
    </style:style>
    <style:style style:name="T20" style:family="text">
      <style:text-properties style:font-name="Liberation Serif" officeooo:rsid="005a73a2"/>
    </style:style>
    <style:style style:name="T21" style:family="text">
      <style:text-properties style:font-name="Liberation Serif" officeooo:rsid="0049268e"/>
    </style:style>
    <style:style style:name="T22" style:family="text">
      <style:text-properties style:font-name="Liberation Serif" officeooo:rsid="004ada45"/>
    </style:style>
    <style:style style:name="T23" style:family="text">
      <style:text-properties style:font-name="Liberation Serif" officeooo:rsid="004c6ff7"/>
    </style:style>
    <style:style style:name="T24" style:family="text">
      <style:text-properties style:font-name="Liberation Serif" officeooo:rsid="001e985c"/>
    </style:style>
    <style:style style:name="T25" style:family="text">
      <style:text-properties fo:font-weight="normal" style:font-weight-asian="normal" style:font-weight-complex="normal"/>
    </style:style>
    <style:style style:name="T26" style:family="text">
      <style:text-properties fo:font-weight="normal" officeooo:rsid="005dcced" style:font-weight-asian="normal" style:font-weight-complex="normal"/>
    </style:style>
    <style:style style:name="T27" style:family="text">
      <style:text-properties fo:font-weight="normal" officeooo:rsid="005f80f8" style:font-weight-asian="normal" style:font-weight-complex="normal"/>
    </style:style>
    <style:style style:name="T28" style:family="text">
      <style:text-properties fo:font-weight="normal" officeooo:rsid="003cd7e8" style:font-weight-asian="normal" style:font-weight-complex="normal"/>
    </style:style>
    <style:style style:name="T29" style:family="text">
      <style:text-properties fo:font-weight="normal" officeooo:rsid="0049268e" style:font-weight-asian="normal" style:font-weight-complex="normal"/>
    </style:style>
    <style:style style:name="T30" style:family="text">
      <style:text-properties officeooo:rsid="003cd7e8"/>
    </style:style>
    <style:style style:name="T31" style:family="text">
      <style:text-properties officeooo:rsid="002acca7"/>
    </style:style>
    <style:style style:name="T32" style:family="text">
      <style:text-properties officeooo:rsid="00233239"/>
    </style:style>
    <style:style style:name="T33" style:family="text">
      <style:text-properties officeooo:rsid="004622a5"/>
    </style:style>
    <style:style style:name="T34" style:family="text">
      <style:text-properties officeooo:rsid="003f93e0"/>
    </style:style>
    <style:style style:name="T35" style:family="text">
      <style:text-properties officeooo:rsid="005dcced"/>
    </style:style>
    <style:style style:name="T36" style:family="text">
      <style:text-properties officeooo:rsid="0049268e"/>
    </style:style>
    <style:style style:name="T37" style:family="text">
      <style:text-properties officeooo:rsid="001e985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Estimation of the</text:span><text:span text:style-name="T3"> best location <text:s/></text:span></text:p>
      <text:p text:style-name="P26">for opening a new hotel <text:span text:style-name="T1">in Alberta</text:span></text:p>
      <text:p text:style-name="Text_20_body"/>
      <text:p text:style-name="P5">A possibility of making an accurate estimation for the location for opening a new <text:span text:style-name="T4">business</text:span> venue <text:span text:style-name="T4">is something any investor is wishing to be able to achieve. This task can be rather challenging though since it includes a variety of features which should be taken into consideration. </text:span></text:p>
      <text:p text:style-name="P6">Choosing one particular location in a single city needs a thorough analysis, however, in many business cases choosing the city for scrutinising its neighbourhoods can be a real challenge itself. My project was an example of such a situation and here I would like to share the approach I have chosen for making such an estimation of the most auspicious location for starting a new enterprise.</text:p>
      <text:h text:style-name="Heading_20_1" text:outline-level="1">The hospitality business in Alberta </text:h>
      <text:p text:style-name="P1"><text:span text:style-name="T5">Canada is one of the favourite destinations of people who enjoy active tourism and are in love with nature. The variety of natural sights </text:span><text:span text:style-name="T7">in this country is one of the richest in the world, therefore, it is absolutely obvious that such a place needs a sufficient number of accommodation venues as well. </text:span></text:p>
      <text:p text:style-name="P8">All of the Canadian provinces have places of interest for tourists, yet, such a province as Alberta is particularly appealing to the visitors of this country. Such breath-taking natural sights as the Rocky Mountains, Waterton Lakes Natural Park, Lake Louise and Jasper National Park are only some of the most well-known natural sights of Alberta.</text:p>
      <text:p text:style-name="P8">In order to provide tourists with a variety of attractions, a good approach for starting a new hotel business is opening a hotel inside of one of the biggest cities located in this province. On the one hand, the transportation system between the tourist attractions and a city will make traveling simple. On the other hand, staying in the city gives an abundance of other possibilities for spending free time apart form exploration of the natural sights.</text:p>
      <text:p text:style-name="P8">At this point, a question arose while I was working on my project. Which city should I use for further analysis?</text:p>
      <text:p text:style-name="P8">Edmonton and Calgary are two cities of the greatest financial and cultural importance for Alberta. Their size and population is quite similar, albeit Calgary is regarded to be the largest city in Alberta. At the same time, Edmonton is the official capital of Alberta, which makes them even in this discussion.</text:p>
      <text:p text:style-name="P7">Certainly, a popular approach to the problem of choosing one single neighborhood would be gathering as much information as possible about each of the cities, however, I wanted to check the way these cities are suitable for becoming a location for opening a new hotel in Alberta by analysing their quality comparing to the exact criteria set beforehand. I have chosen such an approach since the theoretical <text:soft-page-break/>analysis of these places could lead to ruling out the city based on my subjective ideas even before it is checked under the criteria which really matter.</text:p>
      <text:p text:style-name="P7">Choosing this roadmap, I started from analysing both of the cities in the bottom-to-top way.</text:p>
      <text:h text:style-name="Heading_20_1" text:outline-level="1">Which location can be considered to be an auspicious one for opening a new hotel?</text:h>
      <text:p text:style-name="P10"><text:span text:style-name="T6">Beyond a shadow of a doubt, the locations I was interested in in the first place were those free from hotels so that there would still be some demand for a new accommodation facility. Yet, this approach was somewhat risky as well since there are particularly attractive locations in the cities crowded by hotels and hostels, however, their offer of other places of interest is thus great, that all of these accommodation venues are able to generate large revenues.</text:span></text:p>
      <text:p text:style-name="P10"><text:span text:style-name="T6">Yet, I have decided to simplify the task and search for the locations with a variety of interesting venues such as restaurants, shops, pubs, bars, cinemas, theaters, parks etc and, at the same time, which were still not occupied by hotels and hostels.</text:span></text:p>
      <text:p text:style-name="P2"><text:span text:style-name="T8">This was </text:span><text:span text:style-name="T9">not a complicated</text:span><text:span text:style-name="T8"> task </text:span><text:span text:style-name="T9">to do </text:span><text:span text:style-name="T8">due to the programming tools </text:span><text:span text:style-name="T9">available to the data scientists today.</text:span></text:p>
      <text:p text:style-name="P3"><text:span text:style-name="T9">W</text:span><text:span text:style-name="T11">hat I needed for my project </text:span><text:span text:style-name="T10">was retrieving lists of nearby venues in the neighbourhoods of Edmonton and Calgary and, what is also crucial, to calculate the frequency of their occurrence in these particular neighbourhoods. In such a way I was able to understand which venues are especially widespread in the area.</text:span></text:p>
      <text:p text:style-name="P11"><text:span text:style-name="T6">These most frequent venues were used as a major feature for creating clusters of similar neighbourhoods which made the task of choosing the most auspicious ones quite simple. </text:span></text:p>
      <text:p text:style-name="P11"><text:span text:style-name="T6">With the data scraped from Wikipedia and retrieved with the help of Foresquare API, I was able to create clusters of similar neighbourhoods in Edmonton and Calgary </text:span><text:span text:style-name="T13">using the kMeans algorithm. As a result of this analysis I chose the following neighbourhoods for Edmonton: Central Mistatim, North Capilano and West University, Strathcona Place.</text:span></text:p>
      <text:p text:style-name="P12"><text:span text:style-name="T13">F</text:span><text:span text:style-name="T6">or Calgary these places were </text:span><text:span text:style-name="Strong_20_Emphasis"><text:span text:style-name="T14">Rosscarrock, Westgate, Wildwood, Shaganappi </text:span></text:span><text:span text:style-name="Strong_20_Emphasis"><text:span text:style-name="T15">City Centre, Calgary Tower </text:span></text:span><text:span text:style-name="Strong_20_Emphasis"><text:span text:style-name="T14">and</text:span></text:span><text:span text:style-name="Strong_20_Emphasis"><text:span text:style-name="T15"> Oak Ridge, Haysboro, Kingsland, Kelvin Grove.</text:span></text:span></text:p>
      <text:p text:style-name="P9"><text:span text:style-name="T30">T</text:span>his was not the end of the task, since I still needed to decide which city is better for opening a new hotel. For that purpose, I found the annual report of CBRE Hotels - Alberta Hotel &amp; Lodgin Association Accommodation Outlook 2019 particularly helpful.</text:p>
      <text:h text:style-name="Heading_20_2" text:outline-level="2">Statistical metrics used for understanding the performance of hotels</text:h>
      <text:p text:style-name="P13">Several basic statistical metrics used in the hospitality business were of great help in the case of my project when I needed to get better understanding of the rtesults of my analysis. These parameters were Occ, ADR and RevPAR.</text:p>
      <text:p text:style-name="P14"><text:soft-page-break/>Occ stands for occupancy which is a relation between the amount of rooms in a hotel sold within a specified period of time and the entire number of rooms available in this accommodation facility.</text:p>
      <text:p text:style-name="P4">ADR stands for daily room rate which is <text:span text:style-name="T32">a simple metric describing the average revenues which a hotel is generating by selling a room. Thus, ADR is the result of the division of all of the revenues which were created by a total number of occupied room by a total number of the rooms in the hotel which were occupied during the measured period of time.</text:span></text:p>
      <text:p text:style-name="P4">RevPAR stands for revenue per available room. This is a relation between a complete revenue brought by all of the hotel rooms during a particular period of time and the total of all the room available in that hotel. RevPAR is also a result of multiplying the occupancy rate of a hotel by ADR. </text:p>
      <text:p text:style-name="P15">These basic parameters widely used in the hospitality business were very useful for understanding the potential of the top neighbourhoods as well as the cities analysed in the project for the hospitality business, <text:span text:style-name="T31">however, the project will not provide the investors of a guaranteed result. The analysis can give only a suggestion of a potentially auspicious location.</text:span></text:p>
      <text:p text:style-name="P15"/>
      <text:p text:style-name="P21"><text:span text:style-name="T24">Combining the information contained in the CBRE Hotels report with the result of my own analysis, I was able to make the following conclusions about Edmonton and Calgary as well as the most auspicious neighbourhoods for opening a new hotel venue.</text:span></text:p>
      <text:h text:style-name="Heading_20_2" text:outline-level="2"><text:span text:style-name="T37">Hospitality business in </text:span>Edmonton</text:h>
      <text:p text:style-name="P22">According to the CBRE report, the areas with the top performance in the hospitality business in 2018 in Edmonton were West Edmonton, Downtown and South/Airport/Sherwood. The comparison to the neighbourhoods collected in the analysis of this project has shown that only Central Mistatim is located in the area of the highest performance which is West Edmonton.</text:p>
      <text:p text:style-name="P24"><text:span text:style-name="T17">W</text:span><text:span text:style-name="T18">est Edmonton is </text:span><text:span text:style-name="T19">featured by the least effective performance of the three top areas on the market of the hospitality business in Edmonton. Its occupancy in 2018 was equal to 54%, ADR was on the level of $121 whereas RevPAR was $65 and this parameter was actually featured by decrease.</text:span></text:p>
      <text:p text:style-name="P25"><text:span text:style-name="T17">E</text:span><text:span text:style-name="T6">ven though West Edmonton is one of the three top locations when it comes to the hospitality business in Edmonton, the decrease in performance should give the investors second thoughts about starting their business here. </text:span><text:span text:style-name="T20">Yet, at the same time, this area was featured by the highest ADR.</text:span></text:p>
      <text:p text:style-name="P23">Possible solutions for this issue can be:</text:p>
      <text:p text:style-name="P23">- comparing this data to Calgary in order to find whether the business of hospitality has more chances for flourishing in this city;</text:p>
      <text:p text:style-name="P25"><text:span text:style-name="T6">- </text:span><text:span text:style-name="T20">switching to the neighbourhoods of <text:s/></text:span><text:span text:style-name="T17">South/Airport/Sherwood </text:span><text:span text:style-name="T20">which is the only area of the three top locations in Edmonton which was featured by the greatest growth in RevPAR.</text:span></text:p>
      <text:h text:style-name="Heading_20_2" text:outline-level="2"><text:bookmark-start text:name="__RefHeading___Toc443_3377578981"/><text:span text:style-name="T37">Hospitality business in </text:span>Calgary<text:bookmark-end text:name="__RefHeading___Toc443_3377578981"/></text:h>
      <text:p text:style-name="P17">When it comes to Calgary, all of the neighbourhoods chosen with the help of the previous analysis are lying within Downtown/Beltline which is one of the four areas of the city featured by the top performance in the hospitality business in 2018. The area was characterised by the following parameters of the features describing the performance of the hospitality services:</text:p>
      <text:p text:style-name="P17">- Occ = 65%;</text:p>
      <text:p text:style-name="P17"><text:soft-page-break/>- ADR = $194;</text:p>
      <text:p text:style-name="P17">- RevPAR = $125 (the parameter increased by 6.5% while compared to 2017).</text:p>
      <text:p text:style-name="P17">This area of Calgary had the highest occupancy of hotel rooms in 2018 and had the greatest ADR. The ADR of Downtown/Beltline is greater by approximately 32% than the ADR of <text:span text:style-name="T33">the </text:span>South/Macleod Trail <text:span text:style-name="T33">area which was equal to $132 in 2018.</text:span></text:p>
      <text:p text:style-name="P18">According to this statistical information, all of the three neighbourhoods of Calgary chosen after the machine learning analysis: </text:p>
      <text:p text:style-name="P18"><text:span text:style-name="Strong_20_Emphasis">- </text:span><text:span text:style-name="Strong_20_Emphasis"><text:span text:style-name="T25">Rosscarrock, Westgate, Wildwood, Shaganappi;</text:span></text:span></text:p>
      <text:p text:style-name="P18"><text:span text:style-name="Strong_20_Emphasis"><text:span text:style-name="T25">- </text:span></text:span><text:span text:style-name="Strong_20_Emphasis"><text:span text:style-name="T28">City Centre, Calgary Tower;</text:span></text:span></text:p>
      <text:p text:style-name="P18"><text:span text:style-name="Strong_20_Emphasis"><text:span text:style-name="T28">- Oak Ridge, Haysboro, Kingsland, Kelvin Grove</text:span></text:span></text:p>
      <text:p text:style-name="P18"><text:span text:style-name="Strong_20_Emphasis"><text:span text:style-name="T25">are of significant importance for hospitality business in Alberta.</text:span></text:span></text:p>
      <text:p text:style-name="P21"><text:span text:style-name="Strong_20_Emphasis"><text:span text:style-name="T16">Still, it is crucial to point out another potentially auspicious area for creating new accommodation facilities in Calgary which is </text:span></text:span><text:span text:style-name="T12">South/Macleod Trail. </text:span><text:span text:style-name="T21">According to the statistical data of CBRE Hotels, this area was featured by the second to the highest ADR in Calgary which was equal to $132. What is even more important is the fact the RevPAR which was also second to the greatest being equal to $80 was also featured by significant growth of 17.8%. You can compare this growth to the one of the Downtown/Beltline area which was equal to 6.5%.</text:span></text:p>
      <text:p text:style-name="P19">Thus, even though South/Macleod Trail is still not generating thus high revenue as it can be seen in the Downtown/Beltline area of Calgary, this location is definitely becoming more and more popular among tourists who would like to find an accommodation facility here.</text:p>
      <text:p text:style-name="P21"><text:span text:style-name="T22">A</text:span><text:span text:style-name="T23">ccording to the data about the frequent venues received with the help of Foresquare API, there are two neighbourhoods located in the </text:span><text:span text:style-name="T22">South/Macleod Trail </text:span><text:span text:style-name="T23">area and none of them is occupied by hotels and hostels. They are </text:span><text:span text:style-name="T6">Millrise, Somerset, Bridlewood, Evergreen</text:span><text:span text:style-name="T23"> and Douglas Glen, McKenzie Lake, Copperfield. These neighbourhoods have less attractions for tourists if you compare them to the three top neighbourhoods of the Downtown/Beltline area, however, this can be a different direction for investment which is, albeit not thus obvious, can generate large revenue in the long run.</text:span></text:p>
      <text:h text:style-name="Heading_20_1" text:outline-level="1"><text:bookmark-start text:name="__RefHeading___Toc449_3377578981"/>Edmonton and Calgary – the final word<text:bookmark-end text:name="__RefHeading___Toc449_3377578981"/></text:h>
      <text:p text:style-name="P20">After all the analysis performed in the current project, it becomes obvious that the hospitality business <text:s/>is more advanced in Calgary. </text:p>
      <text:p text:style-name="P20">In this city, more areas are featured by particularly high performance in the hospitality business than in Edmonton. Occupancy of the hotels in this city is higher than in Edmonton and the accommodation venues tend to generate higher revenue. At the same time, the most efficient locations are characterised by growth in RevPAR unlike such locations in Edmonton.</text:p>
      <text:p text:style-name="P20">It is also crucial to point out that all of the three neighbourhoods chosen after the machine learning analysis was completed are lying within the city area with top performance on the market of the hospitality business. In the case of Edmonton, there was only one such neighbourhood among the chosen ones and, in addition to it, the area it is situated in is featured by the decrease in RevPAR.</text:p>
      <text:p text:style-name="P20">Taking into consideration these facts, I would recommend the neighbourhoods of Calgary to the future invest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1:04:57.055975901</meta:creation-date>
    <dc:date>2021-03-04T12:44:45.050146106</dc:date>
    <meta:editing-duration>PT39M34S</meta:editing-duration>
    <meta:editing-cycles>8</meta:editing-cycles>
    <meta:generator>LibreOffice/6.4.6.2$Linux_X86_64 LibreOffice_project/40$Build-2</meta:generator>
    <meta:document-statistic meta:table-count="0" meta:image-count="0" meta:object-count="0" meta:page-count="4" meta:paragraph-count="54" meta:word-count="1935" meta:character-count="11635" meta:non-whitespace-character-count="9742"/>
  </office:meta>
</office:document-meta>
</file>